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1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2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 Si se quiere hacer algo aplicando un filtro al color, hay que tener cuidado con los reflejos de la luz sobre el plástico que suele haber delante de las bandas horizontales.</text:p>
      <text:p text:style-name="P103"/>
      <text:p text:style-name="P104">23/01/22</text:p>
      <text:p text:style-name="P105">- Enviado correo a Miguel Ángel.<text:s/>Las líneas de las bandas centrales se identifican siempre con Hough, las que no se detectan algunas veces son las que están arriba o abajo del todo.<text:s/>Se ha estado intentando quitar el reflejo de la luz en el plástico de las bandas con “quitar_reflejos.py”<text:s/>pero da error cv2.inpaint().</text:p>
      <text:p text:style-name="P106"/>
      <text:p text:style-name="P107">SE DEBE DE HACER UN ALGORITMO ITERATIVO DE TAL MANERA QUE SI POR EJEMPLO FORMAMOS UNA PAREJA EN LOS PRODUCTOS, EL ALGORITMO RECONOZCA DE ALGUNA MANERA QUE ESA PAREJA ESTÁ MAL PARA DESECHARLA Y BUSCAR OTRA</text:p>
      <text:p text:style-name="P108"/>
      <text:p text:style-name="P109">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10"/>
      <text:p text:style-name="P111">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12"/>
      <text:soft-page-break/>
      <text:p text:style-name="P113">MIRAR CÓMO HACER EL RELLENO DE LÍNEAS SUELTAS HACIA EL LADO CORRECTO</text:p>
      <text:p text:style-name="P114"/>
      <text:p text:style-name="P115">MIRAR SI EN VEZ DE CREAR LAS BANDAS HORIZONTALES SOLO USANDO LAS ALTURAS, USAR MEJOR LAS LÍNEAS DETECTADAS CON SU INCLINACIÓN INCLUÍDA (SI LA TIENEN)</text:p>
      <text:p text:style-name="P116"/>
      <text:p text:style-name="P117">EN VEZ DE HACER UN CÓDIGO TAN LARGO, HACER FUNCIONES E IMPORTARLAS COMO EN AMPLI DE ROBÓTICA</text:p>
      <text:p text:style-name="P118"/>
      <text:p text:style-name="Standard"><text:span text:style-name="T119">pip install opencv-contrib-python</text:span></text:p>
      <text:p text:style-name="Standard"/>
      <text:p text:style-name="Standard"/>
      <text:p text:style-name="Standard"/>
      <text:p text:style-name="P12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23T14:02:00Z</dc:date>
    <meta:template xlink:href="Normal.dotm" xlink:type="simple"/>
    <meta:editing-cycles>112</meta:editing-cycles>
    <meta:editing-duration>PT254580S</meta:editing-duration>
    <meta:document-statistic meta:page-count="7" meta:paragraph-count="34" meta:word-count="2693" meta:character-count="17475" meta:row-count="123" meta:non-whitespace-character-count="14816"/>
  </office:meta>
</office:document-meta>
</file>